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EA2000005A6DF4EFA87682DF4AF.png" manifest:media-type="image/png"/>
  <manifest:file-entry manifest:full-path="Pictures/1000020100000338000000146631CAFEEAB425B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fill-image-width="0cm" draw:fill-image-height="0cm" fo:min-height="2.134cm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fo:min-height="1.68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="none" draw:fill-color="#ffffff" draw:fill-image-width="0cm" draw:fill-image-height="0cm"/>
      <style:paragraph-properties fo:text-align="center"/>
      <style:text-properties style:font-name="Bahnschrift" fo:font-size="28pt" style:font-size-asian="28pt" style:font-size-complex="28pt"/>
    </style:style>
    <style:style style:name="P4" style:family="paragraph">
      <loext:graphic-properties draw:fill="none" draw:fill-color="#ffffff" draw:fill-image-width="0cm" draw:fill-image-height="0cm"/>
      <style:text-properties fo:color="#800000" style:font-name="Consolas" fo:font-size="24pt" fo:font-style="normal" style:font-size-asian="24pt" style:font-style-asian="normal" style:font-size-complex="24pt" style:font-style-complex="normal"/>
    </style:style>
    <style:style style:name="T1" style:family="text">
      <style:text-properties style:font-name="Bahnschrift" fo:font-size="28pt" style:font-size-asian="28pt" style:font-size-complex="28pt"/>
    </style:style>
    <style:style style:name="T2" style:family="text">
      <style:text-properties fo:color="#800000" style:font-name="Consolas" fo:font-size="24pt" fo:font-style="normal" style:font-size-asian="24pt" style:font-style-asian="normal" style:font-size-complex="24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8.001cm" svg:height="0.678cm" svg:x="-0.001cm" svg:y="15.125cm">
          <draw:image xlink:href="Pictures/1000020100000338000000146631CAFEEAB425B3.png" xlink:type="simple" xlink:show="embed" xlink:actuate="onLoad">
            <text:p/>
          </draw:image>
        </draw:frame>
        <draw:frame draw:style-name="gr1" draw:text-style-name="P1" draw:layer="layout" svg:width="27.999cm" svg:height="10.807cm" svg:x="0.001cm" svg:y="0.093cm">
          <draw:image xlink:href="Pictures/1000020100000EA2000005A6DF4EFA87682DF4AF.png" xlink:type="simple" xlink:show="embed" xlink:actuate="onLoad">
            <text:p/>
          </draw:image>
        </draw:frame>
        <draw:frame draw:style-name="gr2" draw:text-style-name="P3" draw:layer="layout" svg:width="11.5cm" svg:height="2.384cm" svg:x="8.1cm" svg:y="11.3cm">
          <draw:text-box>
            <text:p text:style-name="P2"><text:span text:style-name="T1">The Time Group Analyzer TGA (Gibbon, 2013)</text:span></text:p>
          </draw:text-box>
        </draw:frame>
        <draw:frame draw:style-name="gr3" draw:text-style-name="P4" draw:layer="layout" svg:width="11.6cm" svg:height="1.937cm" svg:x="17.8cm" svg:y="14.261cm">
          <draw:text-box>
            <text:p><text:span text:style-name="T2">Automatic Annotat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0T17:37:13.152975259</meta:creation-date>
    <dc:date>2018-06-29T11:05:41.307000000</dc:date>
    <meta:editing-duration>PT51M52S</meta:editing-duration>
    <meta:editing-cycles>12</meta:editing-cycles>
    <meta:generator>LibreOffice/5.3.6.1$Windows_x86 LibreOffice_project/686f202eff87ef707079aeb7f485847613344eb7</meta:generator>
    <meta:document-statistic meta:object-count="4"/>
  </office:meta>
</office:document-meta>
</file>